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7" style:family="graphic" style:parent-style-name="objectwithoutfill">
      <style:graphic-properties svg:stroke-color="#158466" draw:marker-end="Symmetric_20_Arrow" draw:fill="solid" draw:textarea-vertical-align="middle"/>
    </style:style>
    <style:style style:name="gr8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custom-shape draw:style-name="gr2" draw:text-style-name="P2" draw:layer="layout" svg:width="0.381cm" svg:height="0.381cm" svg:x="6.08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84cm" svg:height="0.627cm" svg:x="9.66cm" svg:y="18.0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7.223cm" svg:y1="18.653cm" svg:x2="6.08cm" svg:y2="21.193cm">
          <text:p/>
        </draw:line>
        <draw:custom-shape draw:style-name="gr5" draw:text-style-name="P2" draw:layer="layout" svg:width="0.203cm" svg:height="0.198cm" draw:transform="rotate (-0.398458668230306) translate (7.24cm 18.646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483cm" svg:height="0.445cm" svg:x="6.588cm" svg:y="17.8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483cm" svg:height="0.445cm" svg:x="9.89cm" svg:y="19.2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1" draw:layer="layout" svg:x1="13.7cm" svg:y1="20.431cm" svg:x2="6.461cm" svg:y2="17.383cm">
          <text:p/>
        </draw:line>
        <draw:path draw:style-name="gr7" draw:text-style-name="P1" draw:layer="layout" svg:width="0.369cm" svg:height="0.179cm" draw:transform="rotate (-2.49808975837948) translate (12.5271598512974cm 20.9808792848618cm)" svg:viewBox="0 0 370 180" svg:d="M0 174c141 27 309-36 370-174">
          <text:p/>
        </draw:path>
        <draw:path draw:style-name="gr8" draw:text-style-name="P1" draw:layer="layout" svg:width="0.485cm" svg:height="0.135cm" draw:transform="rotate (0.317649923862968) translate (6.06817804930527cm 18.528839331595cm)" svg:viewBox="0 0 486 136" svg:d="M0 131c141 17 284-13 414-66l72-65">
          <text:p/>
        </draw:path>
        <draw:frame draw:style-name="gr3" draw:text-style-name="P2" draw:layer="layout" svg:width="0.431cm" svg:height="0.2cm" svg:x="6.207cm" svg:y="18.7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0.393cm" svg:height="0.349cm" svg:x="11.529cm" svg:y="20.7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43cm" svg:height="0.47cm" svg:x="6.842cm" svg:y="19.6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5" draw:text-style-name="P2" draw:layer="layout" svg:width="0.203cm" svg:height="0.198cm" draw:transform="rotate (-0.398458668230306) translate (7.239cm 18.646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07T22:18:42.980426404</dc:date>
    <meta:editing-duration>PT2H34M22S</meta:editing-duration>
    <meta:editing-cycles>50</meta:editing-cycles>
    <meta:generator>LibreOffice/6.4.7.2$Linux_X86_64 LibreOffice_project/4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sub>
        <mi>c</mi>
        <mn>1</mn>
      </msub>
    </mstyle>
    <annotation encoding="StarMath 5.0">color blue { c_1 }</annotation>
  </semantics>
</math>
</file>

<file path=Object 5/content.xml><?xml version="1.0" encoding="utf-8"?>
<math xmlns="http://www.w3.org/1998/Math/MathML" display="block">
  <semantics>
    <mstyle color="blue">
      <msub>
        <mi>c</mi>
        <mn>2</mn>
      </msub>
    </mstyle>
    <annotation encoding="StarMath 5.0">color blue { c_2 }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8/content.xml><?xml version="1.0" encoding="utf-8"?>
<math xmlns="http://www.w3.org/1998/Math/MathML" display="block">
  <semantics>
    <mi>h</mi>
    <annotation encoding="StarMath 5.0">h</annotation>
  </semantics>
</math>
</file>